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  <table:table-cell office:value-type="string">
            <text:p>typing learning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alık</text:p>
          </table:table-cell>
          <table:table-cell office:value-type="string">
            <text:p>рыб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Çay</text:p>
          </table:table-cell>
          <table:table-cell office:value-type="string">
            <text:p>ча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t</text:p>
          </table:table-cell>
          <table:table-cell office:value-type="string">
            <text:p>мяс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urs</text:p>
          </table:table-cell>
          <table:table-cell office:value-type="string">
            <text:p>курсы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arti</text:p>
          </table:table-cell>
          <table:table-cell office:value-type="string">
            <text:p>вечеринк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ürk</text:p>
          </table:table-cell>
          <table:table-cell office:value-type="string">
            <text:p>турок (нация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akın</text:p>
          </table:table-cell>
          <table:table-cell office:value-type="string">
            <text:p>близк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zak</text:p>
          </table:table-cell>
          <table:table-cell office:value-type="string">
            <text:p>далек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üçük</text:p>
          </table:table-cell>
          <table:table-cell office:value-type="string">
            <text:p>маленьки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üyük</text:p>
          </table:table-cell>
          <table:table-cell office:value-type="string">
            <text:p>больш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oğuk</text:p>
          </table:table-cell>
          <table:table-cell office:value-type="string">
            <text:p>холод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ıcak</text:p>
          </table:table-cell>
          <table:table-cell office:value-type="string">
            <text:p>жаркий, горячи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eni</text:p>
          </table:table-cell>
          <table:table-cell office:value-type="string">
            <text:p>но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ski</text:p>
          </table:table-cell>
          <table:table-cell office:value-type="string">
            <text:p>старый (про вещи только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cuz</text:p>
          </table:table-cell>
          <table:table-cell office:value-type="string">
            <text:p>деше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ahalı</text:p>
          </table:table-cell>
          <table:table-cell office:value-type="string">
            <text:p>дорог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ızlı</text:p>
          </table:table-cell>
          <table:table-cell office:value-type="string">
            <text:p>быстр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avaş</text:p>
          </table:table-cell>
          <table:table-cell office:value-type="string">
            <text:p>медлен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dava</text:p>
          </table:table-cell>
          <table:table-cell office:value-type="string">
            <text:p>бесплат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oş</text:p>
          </table:table-cell>
          <table:table-cell office:value-type="string">
            <text:p>свободный, пуст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vli</text:p>
          </table:table-cell>
          <table:table-cell office:value-type="string">
            <text:p>женат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kar</text:p>
          </table:table-cell>
          <table:table-cell office:value-type="string">
            <text:p>неженат, холост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Geç</text:p>
          </table:table-cell>
          <table:table-cell office:value-type="string">
            <text:p>позд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rken</text:p>
          </table:table-cell>
          <table:table-cell office:value-type="string">
            <text:p>ра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ezzetli</text:p>
          </table:table-cell>
          <table:table-cell office:value-type="string">
            <text:p>вкус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ezzetsiz</text:p>
          </table:table-cell>
          <table:table-cell office:value-type="string">
            <text:p>невкус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ğlenceli</text:p>
          </table:table-cell>
          <table:table-cell office:value-type="string">
            <text:p>весел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ıkıcı</text:p>
          </table:table-cell>
          <table:table-cell office:value-type="string">
            <text:p>скуч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sta</text:p>
          </table:table-cell>
          <table:table-cell office:value-type="string">
            <text:p>больн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ağlıklı</text:p>
          </table:table-cell>
          <table:table-cell office:value-type="string">
            <text:p>здоровы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lginç</text:p>
          </table:table-cell>
          <table:table-cell office:value-type="string">
            <text:p>увлекатель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ugün</text:p>
          </table:table-cell>
          <table:table-cell office:value-type="string">
            <text:p>cегодня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akışıklı</text:p>
          </table:table-cell>
          <table:table-cell office:value-type="string">
            <text:p>привлекатель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rahat</text:p>
          </table:table-cell>
          <table:table-cell office:value-type="string">
            <text:p>удоб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tel</text:p>
          </table:table-cell>
          <table:table-cell office:value-type="string">
            <text:p>отел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ğil</text:p>
          </table:table-cell>
          <table:table-cell office:value-type="string">
            <text:p>н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güzel</text:p>
          </table:table-cell>
          <table:table-cell office:value-type="string">
            <text:p>краси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nteresan</text:p>
          </table:table-cell>
          <table:table-cell office:value-type="string">
            <text:p>интерс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zor</text:p>
          </table:table-cell>
          <table:table-cell office:value-type="string">
            <text:p>труд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onu</text:p>
          </table:table-cell>
          <table:table-cell office:value-type="string">
            <text:p>тем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film</text:p>
          </table:table-cell>
          <table:table-cell office:value-type="string">
            <text:p>фильм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e</text:p>
          </table:table-cell>
          <table:table-cell office:value-type="string">
            <text:p>что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im</text:p>
          </table:table-cell>
          <table:table-cell office:value-type="string">
            <text:p>кто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erede</text:p>
          </table:table-cell>
          <table:table-cell office:value-type="string">
            <text:p>где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e zaman</text:p>
          </table:table-cell>
          <table:table-cell office:value-type="string">
            <text:p>когда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asıl</text:p>
          </table:table-cell>
          <table:table-cell office:value-type="string">
            <text:p>как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Pazar</text:p>
          </table:table-cell>
          <table:table-cell office:value-type="string">
            <text:p>рынок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omik</text:p>
          </table:table-cell>
          <table:table-cell office:value-type="string">
            <text:p>смешно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Çorba</text:p>
          </table:table-cell>
          <table:table-cell office:value-type="string">
            <text:p>суп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atil</text:p>
          </table:table-cell>
          <table:table-cell office:value-type="string">
            <text:p>отдых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nne</text:p>
          </table:table-cell>
          <table:table-cell office:value-type="string">
            <text:p>мат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orgun</text:p>
          </table:table-cell>
          <table:table-cell office:value-type="string">
            <text:p>устал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ondurma</text:p>
          </table:table-cell>
          <table:table-cell office:value-type="string">
            <text:p>мороженно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utlu</text:p>
          </table:table-cell>
          <table:table-cell office:value-type="string">
            <text:p>счастли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ütlü</text:p>
          </table:table-cell>
          <table:table-cell office:value-type="string">
            <text:p>молоч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özlük</text:p>
          </table:table-cell>
          <table:table-cell office:value-type="string">
            <text:p>словар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ınıf</text:p>
          </table:table-cell>
          <table:table-cell office:value-type="string">
            <text:p>класс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yır</text:p>
          </table:table-cell>
          <table:table-cell office:value-type="string">
            <text:p>нет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Şimdi</text:p>
          </table:table-cell>
          <table:table-cell office:value-type="string">
            <text:p>тепер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ağmurlu</text:p>
          </table:table-cell>
          <table:table-cell office:value-type="string">
            <text:p>дождли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eden</text:p>
          </table:table-cell>
          <table:table-cell office:value-type="string">
            <text:p>почему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iç</text:p>
          </table:table-cell>
          <table:table-cell office:value-type="string">
            <text:p>совсем (с от рицанием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urak</text:p>
          </table:table-cell>
          <table:table-cell office:value-type="string">
            <text:p>остановк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üdür</text:p>
          </table:table-cell>
          <table:table-cell office:value-type="string">
            <text:p>директор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onser</text:p>
          </table:table-cell>
          <table:table-cell office:value-type="string">
            <text:p>концерт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ahvaltı</text:p>
          </table:table-cell>
          <table:table-cell office:value-type="string">
            <text:p>завтрак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urada</text:p>
          </table:table-cell>
          <table:table-cell office:value-type="string">
            <text:p>Здес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urada</text:p>
          </table:table-cell>
          <table:table-cell office:value-type="string">
            <text:p>Здес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aze</text:p>
          </table:table-cell>
          <table:table-cell office:value-type="string">
            <text:p>Свежи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yi</text:p>
          </table:table-cell>
          <table:table-cell office:value-type="string">
            <text:p>Хороши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Uzun</text:p>
          </table:table-cell>
          <table:table-cell office:value-type="string">
            <text:p>Длин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çık</text:p>
          </table:table-cell>
          <table:table-cell office:value-type="string">
            <text:p>Открыт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vet</text:p>
          </table:table-cell>
          <table:table-cell office:value-type="string">
            <text:p>Д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O</text:p>
          </table:table-cell>
          <table:table-cell office:value-type="string">
            <text:p>Он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e kadar ?</text:p>
          </table:table-cell>
          <table:table-cell office:value-type="string">
            <text:p>Скольк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urası güzel</text:p>
          </table:table-cell>
          <table:table-cell office:value-type="string">
            <text:p>Здесь красив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urada masa var</text:p>
          </table:table-cell>
          <table:table-cell office:value-type="string">
            <text:p>Здесь есть стол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oş geldiniz</text:p>
          </table:table-cell>
          <table:table-cell office:value-type="string">
            <text:p>Добро пожаловат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Görüşürüz</text:p>
          </table:table-cell>
          <table:table-cell office:value-type="string">
            <text:p>Увидимся!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fendim</text:p>
          </table:table-cell>
          <table:table-cell office:value-type="string">
            <text:p>Уважаем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usura bakma</text:p>
          </table:table-cell>
          <table:table-cell office:value-type="string">
            <text:p>Простите (не взыщите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ffedersiniz</text:p>
          </table:table-cell>
          <table:table-cell office:value-type="string">
            <text:p>Извинит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Rica ederim</text:p>
          </table:table-cell>
          <table:table-cell office:value-type="string">
            <text:p>Не за что, пожалуйст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n de</text:p>
          </table:table-cell>
          <table:table-cell office:value-type="string">
            <text:p>Я тоже / мне тож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emnun oldum</text:p>
          </table:table-cell>
          <table:table-cell office:value-type="string">
            <text:p>Приятно познакомиться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izin adınız ne?</text:p>
          </table:table-cell>
          <table:table-cell office:value-type="string">
            <text:p>Как вас зовут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nin adın ne?</text:p>
          </table:table-cell>
          <table:table-cell office:value-type="string">
            <text:p>Как тебя зовут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nim adım</text:p>
          </table:table-cell>
          <table:table-cell office:value-type="string">
            <text:p>Меня зовут (мое имя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ağ ol/Sağ olun</text:p>
          </table:table-cell>
          <table:table-cell office:value-type="string">
            <text:p>Спасиб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oşça kal</text:p>
          </table:table-cell>
          <table:table-cell office:value-type="string">
            <text:p>Пока(кто уходит говорит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eşekkür ederim</text:p>
          </table:table-cell>
          <table:table-cell office:value-type="string">
            <text:p>Спасибо, благодарю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İyiyim</text:p>
          </table:table-cell>
          <table:table-cell office:value-type="string">
            <text:p>Я в порядке, хорош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e var ne yok?</text:p>
          </table:table-cell>
          <table:table-cell office:value-type="string">
            <text:p>Как дела? Что нового?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İyi geceler</text:p>
          </table:table-cell>
          <table:table-cell office:value-type="string">
            <text:p>Доброй ночи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İyi akşamlar</text:p>
          </table:table-cell>
          <table:table-cell office:value-type="string">
            <text:p>Добрый вечер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İyi günler</text:p>
          </table:table-cell>
          <table:table-cell office:value-type="string">
            <text:p>Добрый ден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Günaydın</text:p>
          </table:table-cell>
          <table:table-cell office:value-type="string">
            <text:p>Доброе утр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Ne haber?</text:p>
          </table:table-cell>
          <table:table-cell office:value-type="string">
            <text:p>Как дела? (разговорный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lam</text:p>
          </table:table-cell>
          <table:table-cell office:value-type="string">
            <text:p>Привет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erhaba</text:p>
          </table:table-cell>
          <table:table-cell office:value-type="string">
            <text:p>Здравствуйт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oş bulduk</text:p>
          </table:table-cell>
          <table:table-cell office:value-type="string">
            <text:p>Реакция на "добро пожаловать"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eşekkürler</text:p>
          </table:table-cell>
          <table:table-cell office:value-type="string">
            <text:p>Благодарю, спасибо 2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Güle güle</text:p>
          </table:table-cell>
          <table:table-cell office:value-type="string">
            <text:p>Пока (кто остается говорит)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Ben</text:p>
          </table:table-cell>
          <table:table-cell office:value-type="string">
            <text:p>Я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n</text:p>
          </table:table-cell>
          <table:table-cell office:value-type="string">
            <text:p>Ты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iz</text:p>
          </table:table-cell>
          <table:table-cell office:value-type="string">
            <text:p>Вы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Yarın </text:p>
          </table:table-cell>
          <table:table-cell office:value-type="string">
            <text:p>Завтр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Kolay gelsin</text:p>
          </table:table-cell>
          <table:table-cell office:value-type="string">
            <text:p>Бог в поиощь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Ama</text:p>
          </table:table-cell>
          <table:table-cell office:value-type="string">
            <text:p>Но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rin</text:p>
          </table:table-cell>
          <table:table-cell office:value-type="string">
            <text:p>Прохладн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İş</text:p>
          </table:table-cell>
          <table:table-cell office:value-type="string">
            <text:p>Дело, работ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01T23:41:12.743096</meta:creation-date>
    <dc:date>2024-08-01T23:41:12.768213</dc:date>
    <meta:generator>http://pypi.python.org/pypi/ezodf/0.1.0$Python3.10.2 (v3.10.2:a58ebcc701, Jan 13 2022, 14:50:16) [Clang 13.0.0 (clang-1300.0.29.30)]</meta:generator>
    <meta:document-statistic/>
    <meta:editing-cycles>1</meta:editing-cycles>
  </office:meta>
</office:document-meta>
</file>